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2cm"/>
    </style:style>
    <style:style style:name="gr2" style:family="graphic" style:parent-style-name="objectwithoutfill">
      <style:graphic-properties draw:stroke-dash="Line_20_with_20_Fine_20_Dots" svg:stroke-width="0.051cm" svg:stroke-color="#2c001e" draw:marker-start-width="0.268cm" draw:marker-end="Arrowheads_20_1" draw:marker-end-width="0.339cm" draw:fill="none" draw:textarea-vertical-align="middle" fo:padding-top="0.138cm" fo:padding-bottom="0.138cm" fo:padding-left="0.263cm" fo:padding-right="0.263cm"/>
    </style:style>
    <style:style style:name="gr3" style:family="graphic" style:parent-style-name="objectwithoutfill">
      <style:graphic-properties svg:stroke-width="0.051cm" svg:stroke-color="#2c001e" draw:marker-start-width="0.268cm" draw:marker-end="Arrowheads_20_1" draw:marker-end-width="0.339cm" draw:fill="none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draw:stroke="none" svg:stroke-color="#000000" draw:fill="none" draw:fill-color="#ffffff" fo:min-height="0.421cm"/>
    </style:style>
    <style:style style:name="gr5" style:family="graphic" style:parent-style-name="objectwithoutfill">
      <style:graphic-properties draw:stroke="solid" svg:stroke-width="0.051cm" svg:stroke-color="#2c001e" draw:marker-start-width="0.268cm" draw:marker-end="" draw:marker-end-width="0.268cm" draw:fill="none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draw:stroke="none" svg:stroke-color="#000000" draw:fill="none" draw:fill-color="#ffffff" fo:min-height="0.737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standard">
      <style:graphic-properties draw:stroke="none" svg:stroke-color="#000000" draw:fill="none" draw:fill-color="#ffffff" fo:min-height="1.031cm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2"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66cm" svg:height="0.64cm" svg:x="1.074cm" svg:y="5.186cm">
          <draw:text-box>
            <text:p><text:span text:style-name="T1"><text:s text:c="2"/></text:span><text:span text:style-name="T2">P(t)</text:span></text:p>
          </draw:text-box>
        </draw:frame>
        <draw:line draw:style-name="gr2" draw:text-style-name="P1" draw:layer="layout" svg:x1="2.397cm" svg:y1="14.081cm" svg:x2="20.568cm" svg:y2="14.081cm">
          <text:p/>
        </draw:line>
        <draw:line draw:style-name="gr3" draw:text-style-name="P1" draw:layer="layout" svg:x1="2.397cm" svg:y1="14.081cm" svg:x2="2.397cm" svg:y2="4.857cm">
          <text:p/>
        </draw:line>
        <draw:frame draw:style-name="gr4" draw:text-style-name="P2" draw:layer="layout" svg:width="4.191cm" svg:height="0.671cm" svg:x="3.413cm" svg:y="14.462cm">
          <draw:text-box>
            <text:p><text:span text:style-name="T1"><text:s text:c="2"/></text:span></text:p>
          </draw:text-box>
        </draw:frame>
        <draw:g>
          <draw:line draw:style-name="gr5" draw:text-style-name="P1" draw:layer="layout" svg:x1="3.793cm" svg:y1="14.07cm" svg:x2="3.793cm" svg:y2="13.099cm">
            <text:p/>
          </draw:line>
          <draw:line draw:style-name="gr5" draw:text-style-name="P1" draw:layer="layout" svg:x1="3.671cm" svg:y1="14.07cm" svg:x2="3.671cm" svg:y2="13.342cm">
            <text:p/>
          </draw:line>
          <draw:line draw:style-name="gr5" draw:text-style-name="P1" draw:layer="layout" svg:x1="4.52cm" svg:y1="14.07cm" svg:x2="4.52cm" svg:y2="12.345cm">
            <text:p/>
          </draw:line>
          <draw:line draw:style-name="gr5" draw:text-style-name="P1" draw:layer="layout" svg:x1="4.286cm" svg:y1="14.07cm" svg:x2="4.286cm" svg:y2="13.099cm">
            <text:p/>
          </draw:line>
          <draw:line draw:style-name="gr5" draw:text-style-name="P1" draw:layer="layout" svg:x1="4.603cm" svg:y1="14.058cm" svg:x2="4.603cm" svg:y2="12.359cm">
            <text:p/>
          </draw:line>
          <draw:line draw:style-name="gr5" draw:text-style-name="P1" draw:layer="layout" svg:x1="5.127cm" svg:y1="11.886cm" svg:x2="5.127cm" svg:y2="14.071cm">
            <text:p/>
          </draw:line>
          <draw:line draw:style-name="gr5" draw:text-style-name="P1" draw:layer="layout" svg:x1="4.157cm" svg:y1="14.071cm" svg:x2="4.157cm" svg:y2="13.221cm">
            <text:p/>
          </draw:line>
          <draw:line draw:style-name="gr5" draw:text-style-name="P1" draw:layer="layout" svg:x1="4.451cm" svg:y1="14.07cm" svg:x2="4.451cm" svg:y2="12.371cm">
            <text:p/>
          </draw:line>
          <draw:line draw:style-name="gr5" draw:text-style-name="P1" draw:layer="layout" svg:x1="4.017cm" svg:y1="14.07cm" svg:x2="4.017cm" svg:y2="12.371cm">
            <text:p/>
          </draw:line>
          <draw:line draw:style-name="gr5" draw:text-style-name="P1" draw:layer="layout" svg:x1="3.914cm" svg:y1="14.07cm" svg:x2="3.914cm" svg:y2="12.371cm">
            <text:p/>
          </draw:line>
          <draw:line draw:style-name="gr5" draw:text-style-name="P1" draw:layer="layout" svg:x1="4.399cm" svg:y1="14.07cm" svg:x2="4.399cm" svg:y2="11.643cm">
            <text:p/>
          </draw:line>
          <draw:line draw:style-name="gr5" draw:text-style-name="P1" draw:layer="layout" svg:x1="4.763cm" svg:y1="14.07cm" svg:x2="4.763cm" svg:y2="13.099cm">
            <text:p/>
          </draw:line>
          <draw:line draw:style-name="gr5" draw:text-style-name="P1" draw:layer="layout" svg:x1="3.55cm" svg:y1="14.07cm" svg:x2="3.55cm" svg:y2="13.706cm">
            <text:p/>
          </draw:line>
          <draw:line draw:style-name="gr5" draw:text-style-name="P1" draw:layer="layout" svg:x1="3.429cm" svg:y1="14.071cm" svg:x2="3.429cm" svg:y2="13.221cm">
            <text:p/>
          </draw:line>
          <draw:line draw:style-name="gr5" draw:text-style-name="P1" draw:layer="layout" svg:x1="4.242cm" svg:y1="14.071cm" svg:x2="4.242cm" svg:y2="13.221cm">
            <text:p/>
          </draw:line>
          <draw:line draw:style-name="gr5" draw:text-style-name="P1" draw:layer="layout" svg:x1="5.127cm" svg:y1="12.614cm" svg:x2="5.127cm" svg:y2="14.07cm">
            <text:p/>
          </draw:line>
          <draw:line draw:style-name="gr5" draw:text-style-name="P1" draw:layer="layout" svg:x1="5.006cm" svg:y1="14.047cm" svg:x2="5.006cm" svg:y2="13.131cm">
            <text:p/>
          </draw:line>
          <draw:line draw:style-name="gr5" draw:text-style-name="P1" draw:layer="layout" svg:x1="4.859cm" svg:y1="14.07cm" svg:x2="4.859cm" svg:y2="13.384cm">
            <text:p/>
          </draw:line>
          <draw:line draw:style-name="gr5" draw:text-style-name="P1" draw:layer="layout" svg:x1="5.733cm" svg:y1="14.071cm" svg:x2="5.733cm" svg:y2="12.444cm">
            <text:p/>
          </draw:line>
          <draw:line draw:style-name="gr5" draw:text-style-name="P1" draw:layer="layout" svg:x1="5.491cm" svg:y1="14.071cm" svg:x2="5.491cm" svg:y2="13.155cm">
            <text:p/>
          </draw:line>
          <draw:line draw:style-name="gr5" draw:text-style-name="P1" draw:layer="layout" svg:x1="6.461cm" svg:y1="14.07cm" svg:x2="6.461cm" svg:y2="12.468cm">
            <text:p/>
          </draw:line>
          <draw:line draw:style-name="gr5" draw:text-style-name="P1" draw:layer="layout" svg:x1="6.34cm" svg:y1="11.986cm" svg:x2="6.34cm" svg:y2="14.045cm">
            <text:p/>
          </draw:line>
          <draw:line draw:style-name="gr5" draw:text-style-name="P1" draw:layer="layout" svg:x1="5.37cm" svg:y1="14.069cm" svg:x2="5.37cm" svg:y2="13.268cm">
            <text:p/>
          </draw:line>
          <draw:line draw:style-name="gr5" draw:text-style-name="P1" draw:layer="layout" svg:x1="5.612cm" svg:y1="14.07cm" svg:x2="5.612cm" svg:y2="12.468cm">
            <text:p/>
          </draw:line>
          <draw:line draw:style-name="gr5" draw:text-style-name="P1" draw:layer="layout" svg:x1="5.248cm" svg:y1="14.07cm" svg:x2="5.248cm" svg:y2="12.468cm">
            <text:p/>
          </draw:line>
          <draw:line draw:style-name="gr5" draw:text-style-name="P1" draw:layer="layout" svg:x1="5.127cm" svg:y1="14.046cm" svg:x2="5.127cm" svg:y2="12.444cm">
            <text:p/>
          </draw:line>
          <draw:line draw:style-name="gr5" draw:text-style-name="P1" draw:layer="layout" svg:x1="5.855cm" svg:y1="14.07cm" svg:x2="5.855cm" svg:y2="11.781cm">
            <text:p/>
          </draw:line>
          <draw:line draw:style-name="gr5" draw:text-style-name="P1" draw:layer="layout" svg:x1="5.976cm" svg:y1="14.071cm" svg:x2="5.976cm" svg:y2="13.155cm">
            <text:p/>
          </draw:line>
          <draw:line draw:style-name="gr5" draw:text-style-name="P1" draw:layer="layout" svg:x1="4.763cm" svg:y1="14.045cm" svg:x2="4.763cm" svg:y2="13.702cm">
            <text:p/>
          </draw:line>
          <draw:line draw:style-name="gr5" draw:text-style-name="P1" draw:layer="layout" svg:x1="6.219cm" svg:y1="14.071cm" svg:x2="6.219cm" svg:y2="11.667cm">
            <text:p/>
          </draw:line>
          <draw:line draw:style-name="gr5" draw:text-style-name="P1" draw:layer="layout" svg:x1="4.642cm" svg:y1="14.069cm" svg:x2="4.642cm" svg:y2="13.268cm">
            <text:p/>
          </draw:line>
          <draw:line draw:style-name="gr5" draw:text-style-name="P1" draw:layer="layout" svg:x1="6.097cm" svg:y1="14.069cm" svg:x2="6.097cm" svg:y2="13.268cm">
            <text:p/>
          </draw:line>
          <draw:line draw:style-name="gr5" draw:text-style-name="P1" draw:layer="layout" svg:x1="6.34cm" svg:y1="12.697cm" svg:x2="6.34cm" svg:y2="14.07cm">
            <text:p/>
          </draw:line>
        </draw:g>
        <draw:line draw:style-name="gr5" draw:text-style-name="P1" draw:layer="layout" svg:x1="19.161cm" svg:y1="13.7cm" svg:x2="19.161cm" svg:y2="14.428cm">
          <text:p/>
        </draw:line>
        <draw:g>
          <draw:g>
            <draw:line draw:style-name="gr5" draw:text-style-name="P1" draw:layer="layout" svg:x1="11.944cm" svg:y1="13.065cm" svg:x2="11.944cm" svg:y2="14.08cm">
              <text:p/>
            </draw:line>
            <draw:line draw:style-name="gr5" draw:text-style-name="P1" draw:layer="layout" svg:x1="11.459cm" svg:y1="13.193cm" svg:x2="11.459cm" svg:y2="14.081cm">
              <text:p/>
            </draw:line>
            <draw:line draw:style-name="gr5" draw:text-style-name="P1" draw:layer="layout" svg:x1="11.58cm" svg:y1="13.319cm" svg:x2="11.58cm" svg:y2="14.08cm">
              <text:p/>
            </draw:line>
            <draw:line draw:style-name="gr5" draw:text-style-name="P1" draw:layer="layout" svg:x1="11.823cm" svg:y1="13.319cm" svg:x2="11.823cm" svg:y2="14.08cm">
              <text:p/>
            </draw:line>
            <draw:line draw:style-name="gr5" draw:text-style-name="P1" draw:layer="layout" svg:x1="11.702cm" svg:y1="13.573cm" svg:x2="11.702cm" svg:y2="14.08cm">
              <text:p/>
            </draw:line>
          </draw:g>
          <draw:g>
            <draw:line draw:style-name="gr5" draw:text-style-name="P1" draw:layer="layout" svg:x1="12.43cm" svg:y1="13.065cm" svg:x2="12.43cm" svg:y2="14.08cm">
              <text:p/>
            </draw:line>
            <draw:line draw:style-name="gr5" draw:text-style-name="P1" draw:layer="layout" svg:x1="11.944cm" svg:y1="13.193cm" svg:x2="11.944cm" svg:y2="14.081cm">
              <text:p/>
            </draw:line>
            <draw:line draw:style-name="gr5" draw:text-style-name="P1" draw:layer="layout" svg:x1="12.066cm" svg:y1="13.319cm" svg:x2="12.066cm" svg:y2="14.08cm">
              <text:p/>
            </draw:line>
            <draw:line draw:style-name="gr5" draw:text-style-name="P1" draw:layer="layout" svg:x1="12.308cm" svg:y1="13.319cm" svg:x2="12.308cm" svg:y2="14.08cm">
              <text:p/>
            </draw:line>
            <draw:line draw:style-name="gr5" draw:text-style-name="P1" draw:layer="layout" svg:x1="12.187cm" svg:y1="13.573cm" svg:x2="12.187cm" svg:y2="14.08cm">
              <text:p/>
            </draw:line>
          </draw:g>
        </draw:g>
        <draw:frame draw:style-name="gr6" draw:layer="layout" svg:width="5.354cm" svg:height="0.987cm" svg:x="11.287cm" svg:y="14.208cm">
          <draw:text-box>
            <text:p><text:span text:style-name="T3"><text:s text:c="11"/></text:span><text:span text:style-name="T2">WCET</text:span></text:p>
          </draw:text-box>
        </draw:frame>
        <draw:line draw:style-name="gr5" draw:text-style-name="P1" draw:layer="layout" svg:x1="13.192cm" svg:y1="13.58cm" svg:x2="13.192cm" svg:y2="14.308cm">
          <text:p/>
        </draw:line>
        <draw:frame draw:style-name="gr7" draw:layer="layout" svg:width="2.159cm" svg:height="1.892cm" svg:x="17.002cm" svg:y="11.033cm">
          <draw:text-box>
            <text:p><text:span text:style-name="T3"><text:s/></text:span><text:span text:style-name="T2"><text:s/></text:span></text:p>
            <text:p><text:span text:style-name="T2"><text:s text:c="5"/></text:span><text:span text:style-name="T2">Pessimistic</text:span></text:p>
            <text:p><text:span text:style-name="T2">Estimation</text:span></text:p>
          </draw:text-box>
        </draw:frame>
        <draw:frame draw:style-name="gr8" draw:text-style-name="P3" draw:layer="layout" svg:width="4.699cm" svg:height="1.281cm" svg:x="2.397cm" svg:y="9.509cm">
          <draw:text-box>
            <text:p text:style-name="P1"><text:span text:style-name="T4">P(t) on a deterministic architecture</text:span></text:p>
          </draw:text-box>
        </draw:frame>
        <draw:line draw:style-name="gr9" draw:text-style-name="P1" draw:layer="layout" svg:x1="4.831cm" svg:y1="10.49cm" svg:x2="5.212cm" svg:y2="11.76cm">
          <text:p/>
        </draw:line>
        <draw:line draw:style-name="gr10" draw:text-style-name="P1" draw:layer="layout" svg:x1="12.938cm" svg:y1="14.97cm" svg:x2="19.161cm" svg:y2="14.97cm">
          <text:p/>
        </draw:line>
        <draw:frame draw:style-name="gr11" draw:layer="layout" svg:width="5.461cm" svg:height="1.651cm" svg:x="13.827cm" svg:y="14.462cm">
          <draw:text-box>
            <text:p><text:span text:style-name="T3"><text:s text:c="9"/></text:span></text:p>
            <text:p><text:span text:style-name="T5"><text:s text:c="10"/></text:span><text:span text:style-name="T2">Pessimism</text:span></text:p>
            <text:p><text:span text:style-name="T2">Deterministic Architecture</text:span></text:p>
          </draw:text-box>
        </draw:frame>
        <draw:line draw:style-name="gr9" draw:text-style-name="P1" draw:layer="layout" svg:x1="18.653cm" svg:y1="12.811cm" svg:x2="19.161cm" svg:y2="13.7cm">
          <text:p/>
        </draw:line>
        <draw:frame draw:style-name="gr6" draw:layer="layout" svg:width="5.354cm" svg:height="0.987cm" svg:x="17.891cm" svg:y="14.11cm">
          <draw:text-box>
            <text:p><text:span text:style-name="T3"><text:s text:c="17"/></text:span><text:span text:style-name="T2">t</text:span></text:p>
          </draw:text-box>
        </draw:frame>
        <draw:frame draw:style-name="gr8" draw:text-style-name="P4" draw:layer="layout" svg:width="15.002cm" svg:height="1.281cm" svg:x="4.302cm" svg:y="5.572cm">
          <draw:text-box>
            <text:list text:style-name="L2">
              <text:list-header>
                <text:p text:style-name="P1"><text:span text:style-name="T6">Time-prediction on deterministic architecture</text:span></text:p>
              </text:list-header>
            </text:list>
          </draw:text-box>
        </draw:frame>
        <draw:frame draw:style-name="gr8" draw:text-style-name="P3" draw:layer="layout" svg:width="4.699cm" svg:height="1.281cm" svg:x="10.144cm" svg:y="11.541cm">
          <draw:text-box>
            <text:p text:style-name="P1"><text:span text:style-name="T4">corner cases</text:span></text:p>
          </draw:text-box>
        </draw:frame>
        <draw:line draw:style-name="gr9" draw:text-style-name="P1" draw:layer="layout" svg:x1="12.938cm" svg:y1="12.049cm" svg:x2="12.684cm" svg:y2="12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25cm" svg:stroke-color="#3333ff" draw:marker-start-width="0.229cm" draw:marker-end="Rounded_20_short_20_Arrow" draw:marker-end-width="0.102cm" draw:fill="none" draw:fill-gradient-name="Gradient_20_3" draw:fill-hatch-name="Hatching_20_1" draw:fill-image-name="Bitmape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6:47:17.715834734</meta:creation-date>
    <dc:date>2016-06-16T10:39:10.802904367</dc:date>
    <meta:editing-duration>PT21M39S</meta:editing-duration>
    <meta:editing-cycles>14</meta:editing-cycles>
    <meta:generator>LibreOffice/4.2.8.2$Linux_X86_64 LibreOffice_project/420m0$Build-2</meta:generator>
    <meta:document-statistic meta:object-count="64"/>
  </office:meta>
</office:document-meta>
</file>